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841D82B1F57476B2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arial" svg:font-family="arial, sans-serif"/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style:font-size-asian="12pt"/>
    </style:style>
    <style:style style:name="P2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color="#808080" style:font-name="Baskerville Old Face" fo:font-size="12pt" style:font-size-asian="12pt"/>
    </style:style>
    <style:style style:name="P3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4" style:family="paragraph" style:parent-style-name="Normal">
      <style:paragraph-properties fo:margin-top="0cm" fo:margin-bottom="0cm" loext:contextual-spacing="false" fo:line-height="100%" fo:text-align="justify" style:justify-single-word="false"/>
    </style:style>
    <style:style style:name="P5" style:family="paragraph" style:parent-style-name="Normal">
      <style:text-properties fo:color="#808080" style:font-name="Baskerville Old Face" fo:font-size="12pt" style:font-size-asian="12pt" style:language-asian="es" style:country-asian="ES"/>
    </style:style>
    <style:style style:name="P6" style:family="paragraph" style:parent-style-name="Normal" style:master-page-name="MP0">
      <style:paragraph-properties style:page-number="auto" fo:break-before="page"/>
      <style:text-properties fo:color="#808080" style:font-name="Baskerville Old Face" fo:font-size="12pt" style:font-size-asian="12pt" style:language-asian="es" style:country-asian="ES"/>
    </style:style>
    <style:style style:name="P7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/>
    </style:style>
    <style:style style:name="T1" style:family="text">
      <style:text-properties style:language-asian="es" style:country-asian="ES"/>
    </style:style>
    <style:style style:name="T2" style:family="text">
      <style:text-properties fo:color="#808080" style:font-name="Baskerville Old Face" fo:font-size="12pt" style:font-size-asian="12pt"/>
    </style:style>
    <style:style style:name="T3" style:family="text">
      <style:text-properties fo:font-variant="normal" fo:text-transform="none" fo:color="#217a94" style:font-name="Verdana" fo:font-size="10.5pt" fo:letter-spacing="normal" fo:font-style="normal" fo:font-weight="normal"/>
    </style:style>
    <style:style style:name="T4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5" style:family="text">
      <style:text-properties style:font-size-asian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</text:p>
      <text:p text:style-name="P5"/>
      <text:p text:style-name="P4"><text:span text:style-name="T2">2. </text:span><text:span text:style-name="T3">¡Soy Melchor! ¿Cómo estás? Como siempre estamos muy atareados durante ésta époc</text:span> a</text:p>
      <text:p text:style-name="P2">3. </text:p>
      <text:p text:style-name="P2">4. </text:p>
      <text:p text:style-name="P2"/>
      <text:p text:style-name="P1">5. Esta mañana he ido al centro de recepción de cartas para ver cómo los pajes lo preparan. </text:p>
      <text:p text:style-name="P1">6. </text:p>
      <text:p text:style-name="P3"><text:span text:style-name="T2">7. </text:span><text:span text:style-name="T3">preparando, ahora descansan para coger fuerzas para el largo viaje.</text:span> </text:p>
      <text:p text:style-name="P1"/>
      <text:p text:style-name="P1">8. </text:p>
      <text:p text:style-name="P1">9. No nos podemos creer que estés a punto de saber las notas del primer trimestre.</text:p>
      <text:p text:style-name="P1">10. ¡Nosotros cateamos tantas veces ese ciclo que finalmente decidimos desdicarnos a el</text:p>
      <text:p text:style-name="P1">11. mundo de los regalos!</text:p>
      <text:p text:style-name="P1"/>
      <text:p text:style-name="P1">12. Este año, los tres reyes <text:s/>estamos muy orgullosos de ti por haberlo hecho tambien en </text:p>
      <text:p text:style-name="P1">13. </text:p>
      <text:p text:style-name="P7"><text:span text:style-name="T5">14. </text:span><text:span text:style-name="T4">hemos decidido hacer una nueva ruta y la primera parada será en tu casa.</text:span></text:p>
      <text:p text:style-name="P1"/>
      <text:p text:style-name="P1">15. Ya sabes que en la noche de Reyes será muy larga para nosotros, y estaríamos muy </text:p>
      <text:p text:style-name="P1">16. </text:p>
      <text:p text:style-name="P1">17.</text:p>
      <text:p text:style-name="P1"><text:soft-page-break/></text:p>
      <text:p text:style-name="P1">18. Bueno, debo volver a la fábrica y asegurarme de que tu iPhone X está listo y </text:p>
      <text:p text:style-name="P1">19. Empaquetado. Por cierto <text:s/>ya sabes que nuestra magia solo funciona mientras duermes.</text:p>
      <text:p text:style-name="P1">20. ¿verdad?</text:p>
      <text:p text:style-name="P1"/>
      <text:p text:style-name="P3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arial" svg:font-family="arial, sans-serif"/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5.754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0" text:anchor-type="paragraph" svg:x="-2.26cm" svg:y="-0.57cm" svg:width="19.447cm" style:rel-width="scale" svg:height="27.518cm" style:rel-height="scale" draw:z-index="1"><draw:image xlink:href="Pictures/1000000000000212000002EE841D82B1F57476B2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0:05:00Z</meta:creation-date>
    <dc:date>2017-11-20T10:11:41.649286982</dc:date>
    <meta:editing-cycles>20</meta:editing-cycles>
    <meta:editing-duration>PT8H6M40S</meta:editing-duration>
    <meta:document-statistic meta:table-count="0" meta:image-count="1" meta:object-count="0" meta:page-count="2" meta:paragraph-count="21" meta:word-count="166" meta:character-count="900" meta:non-whitespace-character-count="740"/>
    <meta:template xlink:type="simple" xlink:actuate="onRequest" xlink:title="" xlink:href="Normal.dotm"/>
  </office:meta>
</office:document-meta>
</file>